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33.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42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8.345cm" fo:break-before="auto" style:use-optimal-row-height="true"/>
    </style:style>
    <style:style style:name="ro4" style:family="table-row">
      <style:table-row-properties style:row-height="5.581cm" fo:break-before="auto" style:use-optimal-row-height="true"/>
    </style:style>
    <style:style style:name="ro5" style:family="table-row">
      <style:table-row-properties style:row-height="49.44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22.167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7.16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7.95cm" fo:break-before="auto" style:use-optimal-row-height="true"/>
    </style:style>
    <style:style style:name="ro15" style:family="table-row">
      <style:table-row-properties style:row-height="8.74cm" fo:break-before="auto" style:use-optimal-row-height="true"/>
    </style:style>
    <style:style style:name="ro16" style:family="table-row">
      <style:table-row-properties style:row-height="5.186cm" fo:break-before="auto" style:use-optimal-row-height="true"/>
    </style:style>
    <style:style style:name="ro17" style:family="table-row">
      <style:table-row-properties style:row-height="30.854cm" fo:break-before="auto" style:use-optimal-row-height="true"/>
    </style:style>
    <style:style style:name="ro18" style:family="table-row">
      <style:table-row-properties style:row-height="4.791cm" fo:break-before="auto" style:use-optimal-row-height="true"/>
    </style:style>
    <style:style style:name="ro19" style:family="table-row">
      <style:table-row-properties style:row-height="4.001cm" fo:break-before="auto" style:use-optimal-row-height="true"/>
    </style:style>
    <style:style style:name="ro2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vice-mapper-multipath</text:p>
          </table:table-cell>
          <table:table-cell office:value-type="string" calcext:value-type="string">
            <text:p>RPM build errors:</text:p>
            <text:p>    File not found: /builddir/build/BUILDROOT/device-mapper-multipath-0.8.4-7.module+f33+2+fd962ee4.x86_64/app/share/man/man5/multipath.conf.5.gz</text:p>
            <text:p>    File not found: /builddir/build/BUILDROOT/device-mapper-multipath-0.8.4-7.module+f33+2+fd962ee4.x86_64/app/share/man/man8/multipath.8.gz</text:p>
            <text:p>    File not found: /builddir/build/BUILDROOT/device-mapper-multipath-0.8.4-7.module+f33+2+fd962ee4.x86_64/app/share/man/man8/multipathd.8.gz</text:p>
            <text:p>    File not found: /builddir/build/BUILDROOT/device-mapper-multipath-0.8.4-7.module+f33+2+fd962ee4.x86_64/app/share/man/man8/mpathconf.8.gz</text:p>
            <text:p>    File not found: /builddir/build/BUILDROOT/device-mapper-multipath-0.8.4-7.module+f33+2+fd962ee4.x86_64/app/share/man/man8/mpathpersist.8.gz</text:p>
          </table:table-cell>
        </table:table-row>
        <table:table-row table:style-name="ro2">
          <table:table-cell office:value-type="string" calcext:value-type="string">
            <text:p>brltty</text:p>
          </table:table-cell>
          <table:table-cell office:value-type="string" calcext:value-type="string">
            <text:p>"/app/bin/cython" -3 -I. -o brlapi.auto.c ./brlapi.pyx</text:p>
            <text:p>/bin/sh: /app/bin/cython: No such file or directory</text:p>
            <text:p>make[2]: Leaving directory '/builddir/build/BUILD/brltty-6.1/python3/Bindings/Python'</text:p>
            <text:p>make[2]: *** [Makefile:83: brlapi.auto.c] Error 127</text:p>
            <text:p>make[1]: Leaving directory '/builddir/build/BUILD/brltty-6.1/python3/Programs'</text:p>
            <text:p>make[1]: *** [Makefile:701: all-api-bindings] Error 1</text:p>
            <text:p>make: *** [Makefile:48: all] Error 2</text:p>
            <text:p/>
          </table:table-cell>
        </table:table-row>
        <table:table-row table:style-name="ro3">
          <table:table-cell office:value-type="string" calcext:value-type="string">
            <text:p>Device-mapper-persistent-data</text:p>
          </table:table-cell>
          <table:table-cell office:value-type="string" calcext:value-type="string">
            <text:p>RPM build errors:</text:p>
            <text:p>    File not found: /builddir/build/BUILDROOT/device-mapper-persistent-data-0.8.5-4.module+f33+2+fd962ee4.x86_64/app/share/man/man8/cache_check.8.gz</text:p>
            <text:p>    File not found: /builddir/build/BUILDROOT/device-mapper-persistent-data-0.8.5-4.module+f33+2+fd962ee4.x86_64/app/share/man/man8/cache_dump.8.gz</text:p>
            <text:p>    File not found: /builddir/build/BUILDROOT/device-mapper-persistent-data-0.8.5-4.module+f33+2+fd962ee4.x86_64/app/share/man/man8/cache_metadata_size.8.gz</text:p>
            <text:p>    File not found: /builddir/build/BUILDROOT/device-mapper-persistent-data-0.8.5-4.module+f33+2+fd962ee4.x86_64/app/share/man/man8/cache_repair.8.gz</text:p>
            <text:p>    File not found: /builddir/build/BUILDROOT/device-mapper-persistent-data-0.8.5-4.module+f33+2+fd962ee4.x86_64/app/share/man/man8/cache_restore.8.gz</text:p>
            <text:p>    File not found: /builddir/build/BUILDROOT/device-mapper-persistent-data-0.8.5-4.module+f33+2+fd962ee4.x86_64/app/share/man/man8/cache_writeback.8.gz</text:p>
            <text:p>    File not found: /builddir/build/BUILDROOT/device-mapper-persistent-data-0.8.5-4.module+f33+2+fd962ee4.x86_64/app/share/man/man8/era_check.8.gz</text:p>
            <text:p>    File not found: /builddir/build/BUILDROOT/device-mapper-persistent-data-0.8.5-4.module+f33+2+fd962ee4.x86_64/app/share/man/man8/era_dump.8.gz</text:p>
            <text:p>    File not found: /builddir/build/BUILDROOT/device-mapper-persistent-data-0.8.5-4.module+f33+2+fd962ee4.x86_64/app/share/man/man8/era_invalidate.8.gz</text:p>
            <text:p>    File not found: /builddir/build/BUILDROOT/device-mapper-persistent-data-0.8.5-4.module+f33+2+fd962ee4.x86_64/app/share/man/man8/era_restore.8.gz</text:p>
            <text:p>    File not found: /builddir/build/BUILDROOT/device-mapper-persistent-data-0.8.5-4.module+f33+2+fd962ee4.x86_64/app/share/man/man8/thin_check.8.gz</text:p>
            <text:p>    File not found: /builddir/build/BUILDROOT/device-mapper-persistent-data-0.8.5-4.module+f33+2+fd962ee4.x86_64/app/share/man/man8/thin_delta.8.gz</text:p>
            <text:p>    File not found: /builddir/build/BUILDROOT/device-mapper-persistent-data-0.8.5-4.module+f33+2+fd962ee4.x86_64/app/share/man/man8/thin_dump.8.gz</text:p>
            <text:p>    File not found: /builddir/build/BUILDROOT/device-mapper-persistent-data-0.8.5-4.module+f33+2+fd962ee4.x86_64/app/share/man/man8/thin_ls.8.gz</text:p>
            <text:p>    File not found: /builddir/build/BUILDROOT/device-mapper-persistent-data-0.8.5-4.module+f33+2+fd962ee4.x86_64/app/share/man/man8/thin_metadata_size.8.gz</text:p>
            <text:p>    File not found: /builddir/build/BUILDROOT/device-mapper-persistent-data-0.8.5-4.module+f33+2+fd962ee4.x86_64/app/share/man/man8/thin_repair.8.gz</text:p>
            <text:p>    File not found: /builddir/build/BUILDROOT/device-mapper-persistent-data-0.8.5-4.module+f33+2+fd962ee4.x86_64/app/share/man/man8/thin_restore.8.gz</text:p>
            <text:p>    File not found: /builddir/build/BUILDROOT/device-mapper-persistent-data-0.8.5-4.module+f33+2+fd962ee4.x86_64/app/share/man/man8/thin_rmap.8.gz</text:p>
            <text:p>    File not found: /builddir/build/BUILDROOT/device-mapper-persistent-data-0.8.5-4.module+f33+2+fd962ee4.x86_64/app/share/man/man8/thin_trim.8.gz</text:p>
            <text:p/>
          </table:table-cell>
        </table:table-row>
        <table:table-row table:style-name="ro4">
          <table:table-cell office:value-type="string" calcext:value-type="string">
            <text:p>Ding-libs</text:p>
          </table:table-cell>
          <table:table-cell office:value-type="string" calcext:value-type="string">
            <text:p>RPM build errors:</text:p>
            <text:p>error: Installed (but unpackaged) file(s) found:</text:p>
            <text:p>   /app/share/doc/ding-libs/README.dhash</text:p>
            <text:p>   /app/share/doc/ding-libs/README.path_utils</text:p>
            <text:p>   /app/share/doc/ding-libs/README.ref_array</text:p>
            <text:p>   /app/share/doc/ding-libs/examples/dhash_example.c</text:p>
            <text:p>   /app/share/doc/ding-libs/examples/dhash_test.c</text:p>
            <text:p>    Installed (but unpackaged) file(s) found:</text:p>
            <text:p>   /app/share/doc/ding-libs/README.dhash</text:p>
            <text:p>   /app/share/doc/ding-libs/README.path_utils</text:p>
            <text:p>   /app/share/doc/ding-libs/README.ref_array</text:p>
            <text:p>   /app/share/doc/ding-libs/examples/dhash_example.c</text:p>
            <text:p>   /app/share/doc/ding-libs/examples/dhash_test.c</text:p>
            <text:p/>
          </table:table-cell>
        </table:table-row>
        <table:table-row table:style-name="ro5">
          <table:table-cell office:value-type="string" calcext:value-type="string">
            <text:p>dtc</text:p>
          </table:table-cell>
          <table:table-cell office:value-type="string" calcext:value-type="string">
            <text:p>make[1]: Leaving directory '/builddir/build/BUILD/dtc-1.6.0'</text:p>
            <text:p>make[1]: warning: jobserver unavailable: using -j1.  Add '+' to parent make rule.</text:p>
            <text:p>ar: creating libfdt/libfdt.a</text:p>
            <text:p>libfdt_wrap.c: In function ‘SWIG_Python_str_AsChar’:</text:p>
            <text:p>libfdt_wrap.c:788:10: error: cast discards ‘const’ qualifier from pointer target type [-Werror=cast-qual]</text:p>
            <text:p>  788 |   return (char *)PyUnicode_AsUTF8(str);</text:p>
            <text:p>      |          ^</text:p>
            <text:p>libfdt_wrap.c: In function ‘SWIG_FromCharPtrAndSize’:</text:p>
            <text:p>libfdt_wrap.c:3052:29: error: cast discards ‘const’ qualifier from pointer target type [-Werror=cast-qual]</text:p>
            <text:p> 3052 |  SWIG_InternalNewPointerObj((char *)(carray), pchar_descriptor, 0) : SWIG_Py_Void();</text:p>
            <text:p>      |                             ^</text:p>
            <text:p>libfdt_wrap.c:1071:86: note: in definition of macro ‘SWIG_InternalNewPointerObj’</text:p>
            <text:p> 1071 | #define SWIG_InternalNewPointerObj(ptr, type, flags) SWIG_Python_NewPointerObj(NULL, ptr, type, flags)</text:p>
            <text:p>      |                                                                                      ^~~</text:p>
            <text:p>libfdt_wrap.c: In function ‘_wrap_new_fdt_header’:</text:p>
            <text:p>libfdt_wrap.c:2712:28: error: cast discards ‘const’ qualifier from pointer target type [-Werror=cast-qual]</text:p>
            <text:p> 2712 | #define SWIG_as_voidptr(a) (void *)((const void *)(a))</text:p>
            <text:p>      |                            ^</text:p>
            <text:p>libfdt_wrap.c:1068:89: note: in definition of macro ‘SWIG_NewPointerObj’</text:p>
            <text:p> 1068 | #define SWIG_NewPointerObj(ptr, type, flags)            SWIG_Python_NewPointerObj(NULL, ptr, type, flags)</text:p>
            <text:p>      |                                                                                         ^~~</text:p>
            <text:p>libfdt_wrap.c:3788:34: note: in expansion of macro ‘SWIG_as_voidptr’</text:p>
            <text:p> 3788 |   resultobj = SWIG_NewPointerObj(SWIG_as_voidptr(result), SWIGTYPE_p_fdt_header, SWIG_POINTER_NEW |  0 );</text:p>
            <text:p>      |                                  ^~~~~~~~~~~~~~~</text:p>
            <text:p>libfdt_wrap.c: In function ‘_wrap_new_fdt_reserve_entry’:</text:p>
            <text:p>libfdt_wrap.c:2712:28: error: cast discards ‘const’ qualifier from pointer target type [-Werror=cast-qual]</text:p>
            <text:p> 2712 | #define SWIG_as_voidptr(a) (void *)((const void *)(a))</text:p>
            <text:p>      |                            ^</text:p>
            <text:p>libfdt_wrap.c:1068:89: note: in definition of macro ‘SWIG_NewPointerObj’</text:p>
            <text:p> 1068 | #define SWIG_NewPointerObj(ptr, type, flags)            SWIG_Python_NewPointerObj(NULL, ptr, type, flags)</text:p>
            <text:p>      |                                                                                         ^~~</text:p>
            <text:p>libfdt_wrap.c:3950:34: note: in expansion of macro ‘SWIG_as_voidptr’</text:p>
            <text:p> 3950 |   resultobj = SWIG_NewPointerObj(SWIG_as_voidptr(result), SWIGTYPE_p_fdt_reserve_entry, SWIG_POINTER_NEW |  0 );</text:p>
            <text:p>      |                                  ^~~~~~~~~~~~~~~</text:p>
            <text:p>libfdt_wrap.c: In function ‘_wrap_new_fdt_node_header’:</text:p>
            <text:p>libfdt_wrap.c:2712:28: error: cast discards ‘const’ qualifier from pointer target type [-Werror=cast-qual]</text:p>
            <text:p> 2712 | #define SWIG_as_voidptr(a) (void *)((const void *)(a))</text:p>
            <text:p>      |                            ^</text:p>
            <text:p>libfdt_wrap.c:1068:89: note: in definition of macro ‘SWIG_NewPointerObj’</text:p>
            <text:p> 1068 | #define SWIG_NewPointerObj(ptr, type, flags)            SWIG_Python_NewPointerObj(NULL, ptr, type, flags)</text:p>
            <text:p>      |                                                                                         ^~~</text:p>
            <text:p>libfdt_wrap.c:4107:34: note: in expansion of macro ‘SWIG_as_voidptr’</text:p>
            <text:p> 4107 |   resultobj = SWIG_NewPointerObj(SWIG_as_voidptr(result), SWIGTYPE_p_fdt_node_header, SWIG_POINTER_NEW |  0 );</text:p>
            <text:p>      |                                  ^~~~~~~~~~~~~~~</text:p>
            <text:p>libfdt_wrap.c: In function ‘_wrap_new_fdt_property’:</text:p>
            <text:p>libfdt_wrap.c:2712:28: error: cast discards ‘const’ qualifier from pointer target type [-Werror=cast-qual]</text:p>
            <text:p> 2712 | #define SWIG_as_voidptr(a) (void *)((const void *)(a))</text:p>
            <text:p>      |                            ^</text:p>
            <text:p>libfdt_wrap.c:1068:89: note: in definition of macro ‘SWIG_NewPointerObj’</text:p>
            <text:p> 1068 | #define SWIG_NewPointerObj(ptr, type, flags)            SWIG_Python_NewPointerObj(NULL, ptr, type, flags)</text:p>
            <text:p>      |                                                                                         ^~~</text:p>
            <text:p>libfdt_wrap.c:4368:34: note: in expansion of macro ‘SWIG_as_voidptr’</text:p>
            <text:p> 4368 |   resultobj = SWIG_NewPointerObj(SWIG_as_voidptr(result), SWIGTYPE_p_fdt_property, SWIG_POINTER_NEW |  0 );</text:p>
            <text:p>      |                                  ^~~~~~~~~~~~~~~</text:p>
            <text:p>libfdt_wrap.c: In function ‘_wrap_fdt_offset_ptr_w’:</text:p>
            <text:p>libfdt_wrap.c:2712:28: error: cast discards ‘const’ qualifier from pointer target type [-Werror=cast-qual]</text:p>
            <text:p> 2712 | #define SWIG_as_voidptr(a) (void *)((const void *)(a))</text:p>
            <text:p>      |                            ^</text:p>
            <text:p>libfdt_wrap.c:1068:89: note: in definition of macro ‘SWIG_NewPointerObj’</text:p>
            <text:p> 1068 | #define SWIG_NewPointerObj(ptr, type, flags)            SWIG_Python_NewPointerObj(NULL, ptr, type, flags)</text:p>
            <text:p>      |                                                                                         ^~~</text:p>
            <text:p>libfdt_wrap.c:4849:34: note: in expansion of macro ‘SWIG_as_voidptr’</text:p>
            <text:p> 4849 |   resultobj = SWIG_NewPointerObj(SWIG_as_voidptr(result), SWIGTYPE_p_void, 0 |  0 );</text:p>
            <text:p>      |                                  ^~~~~~~~~~~~~~~</text:p>
            <text:p>libfdt_wrap.c: In function ‘_wrap_fdt_get_string’:</text:p>
            <text:p>libfdt_wrap.c:5617:12: error: cast discards ‘const’ qualifier from pointer target type [-Werror=cast-qual]</text:p>
            <text:p> 5617 |   result = (char *)fdt_get_string((void const *)arg1,arg2,arg3);</text:p>
            <text:p>      |            ^</text:p>
            <text:p>libfdt_wrap.c: In function ‘_wrap_fdt_string’:</text:p>
            <text:p>libfdt_wrap.c:5656:12: error: cast discards ‘const’ qualifier from pointer target type [-Werror=cast-qual]</text:p>
            <text:p> 5656 |   result = (char *)fdt_string((void const *)arg1,arg2);</text:p>
            <text:p>      |            ^</text:p>
            <text:p>libfdt_wrap.c: In function ‘_wrap_fdt_get_name’:</text:p>
            <text:p>libfdt_wrap.c:5952:12: error: cast discards ‘const’ qualifier from pointer target type [-Werror=cast-qual]</text:p>
            <text:p> 5952 |   result = (char *)fdt_get_name((void const *)arg1,arg2,arg3);</text:p>
            <text:p>      |            ^</text:p>
            <text:p>libfdt_wrap.c: In function ‘_wrap_fdt_get_property_by_offset’:</text:p>
            <text:p>libfdt_wrap.c:6061:12: error: cast discards ‘const’ qualifier from pointer target type [-Werror=cast-qual]</text:p>
            <text:p> 6061 |   result = (struct fdt_property *)fdt_get_property_by_offset((void const *)arg1,arg2,arg3);</text:p>
            <text:p>      |            ^</text:p>
            <text:p>libfdt_wrap.c: In function ‘_wrap_fdt_get_property’:</text:p>
            <text:p>libfdt_wrap.c:6123:12: error: cast discards ‘const’ qualifier from pointer target type [-Werror=cast-qual]</text:p>
            <text:p> 6123 |   result = (struct fdt_property *)fdt_get_property((void const *)arg1,arg2,(char const *)arg3,arg4);</text:p>
            <text:p>      |            ^</text:p>
            <text:p>libfdt_wrap.c: In function ‘_wrap_fdt_getprop’:</text:p>
            <text:p>libfdt_wrap.c:6251:12: error: cast discards ‘const’ qualifier from pointer target type [-Werror=cast-qual]</text:p>
            <text:p> 6251 |   result = (void *)fdt_getprop((void const *)arg1,arg2,(char const *)arg3,arg4);</text:p>
            <text:p>      |            ^</text:p>
            <text:p>libfdt_wrap.c: In function ‘_wrap_fdt_getprop_w’:</text:p>
            <text:p>libfdt_wrap.c:2712:28: error: cast discards ‘const’ qualifier from pointer target type [-Werror=cast-qual]</text:p>
            <text:p> 2712 | #define SWIG_as_voidptr(a) (void *)((const void *)(a))</text:p>
            <text:p>      |                            ^</text:p>
            <text:p>libfdt_wrap.c:1068:89: note: in definition of macro ‘SWIG_NewPointerObj’</text:p>
            <text:p> 1068 | #define SWIG_NewPointerObj(ptr, type, flags)            SWIG_Python_NewPointerObj(NULL, ptr, type, flags)</text:p>
            <text:p>      |                                                                                         ^~~</text:p>
            <text:p>libfdt_wrap.c:6315:34: note: in expansion of macro ‘SWIG_as_voidptr’</text:p>
            <text:p> 6315 |   resultobj = SWIG_NewPointerObj(SWIG_as_voidptr(result), SWIGTYPE_p_void, 0 |  0 );</text:p>
            <text:p>      |                                  ^~~~~~~~~~~~~~~</text:p>
            <text:p>libfdt_wrap.c: In function ‘_wrap_fdt_get_alias’:</text:p>
            <text:p>libfdt_wrap.c:6389:12: error: cast discards ‘const’ qualifier from pointer target type [-Werror=cast-qual]</text:p>
            <text:p> 6389 |   result = (char *)fdt_get_alias((void const *)arg1,(char const *)arg2);</text:p>
            <text:p>      |            ^</text:p>
            <text:p>libfdt_wrap.c: In function ‘_wrap_fdt_stringlist_get’:</text:p>
            <text:p>libfdt_wrap.c:6939:12: error: cast discards ‘const’ qualifier from pointer target type [-Werror=cast-qual]</text:p>
            <text:p> 6939 |   result = (char *)fdt_stringlist_get((void const *)arg1,arg2,(char const *)arg3,arg4,arg5);</text:p>
            <text:p>      |            ^</text:p>
            <text:p>libfdt_wrap.c: In function ‘_wrap_fdt_strerror’:</text:p>
            <text:p>libfdt_wrap.c:8628:12: error: cast discards ‘const’ qualifier from pointer target type [-Werror=cast-qual]</text:p>
            <text:p> 8628 |   result = (char *)fdt_strerror(arg1);</text:p>
            <text:p>      |            ^</text:p>
            <text:p>libfdt_wrap.c: At top level:</text:p>
            <text:p>libfdt_wrap.c:2700:24: error: no previous prototype for ‘PyInit__libfdt’ [-Werror=missing-prototypes]</text:p>
            <text:p> 2700 | #  define SWIG_init    PyInit__libfdt</text:p>
            <text:p>      |                        ^~~~~~~~~~~~~~</text:p>
            <text:p>libfdt_wrap.c:9491:1: note: in expansion of macro ‘SWIG_init’</text:p>
            <text:p> 9491 | SWIG_init(void) {</text:p>
            <text:p>      | ^~~~~~~~~</text:p>
            <text:p>cc1: all warnings being treated as errors</text:p>
            <text:p>error: command '/usr/bin/gcc' failed with exit code 1</text:p>
            <text:p>make[1]: *** [pylibfdt/Makefile.pylibfdt:21: pylibfdt/_libfdt.so] Error 1</text:p>
            <text:p>make: *** [Makefile:171: maybe_pylibfdt] Error 2</text:p>
            <text:p>error: Bad exit status from /var/tmp/rpm-tmp.4CmxSt (%build)</text:p>
            <text:p>    Bad exit status from /var/tmp/rpm-tmp.4CmxSt (%build)</text:p>
            <text:p>RPM build errors:</text:p>
            <text:p/>
          </table:table-cell>
        </table:table-row>
        <table:table-row table:style-name="ro6">
          <table:table-cell office:value-type="string" calcext:value-type="string">
            <text:p>ebtables</text:p>
          </table:table-cell>
          <table:table-cell office:value-type="string" calcext:value-type="string">
            <text:p>RPM build errors:</text:p>
            <text:p>error: Installed (but unpackaged) file(s) found:</text:p>
            <text:p>   /app/share/man/man8/ebtables.8</text:p>
            <text:p>    Installed (but unpackaged) file(s) found:</text:p>
            <text:p>   /app/share/man/man8/ebtables.8</text:p>
            <text:p>Child return code was: 1</text:p>
            <text:p/>
          </table:table-cell>
        </table:table-row>
        <table:table-row table:style-name="ro1">
          <table:table-cell office:value-type="string" calcext:value-type="string">
            <text:p>fuse3</text:p>
          </table:table-cell>
          <table:table-cell office:value-type="string" calcext:value-type="string">
            <text:p>RPM build errors:</text:p>
            <text:p>error: Installed (but unpackaged) file(s) found:</text:p>
            <text:p>   /etc/init.d/fuse3</text:p>
            <text:p>    Installed (but unpackaged) file(s) found:</text:p>
            <text:p>   /etc/init.d/fuse3</text:p>
            <text:p/>
          </table:table-cell>
        </table:table-row>
        <table:table-row table:style-name="ro7">
          <table:table-cell office:value-type="string" calcext:value-type="string">
            <text:p>iproute</text:p>
          </table:table-cell>
          <table:table-cell office:value-type="string" calcext:value-type="string">
            <text:p>RPM build errors:</text:p>
            <text:p>    Directory not found: /builddir/build/BUILDROOT/iproute-5.9.0-1.module+f33+2+fd962ee4.x86_64/app/etc/iproute2</text:p>
            <text:p>    File not found: /builddir/build/BUILDROOT/iproute-5.9.0-1.module+f33+2+fd962ee4.x86_64/app/share/man/man7/*</text:p>
            <text:p>    File not found: /builddir/build/BUILDROOT/iproute-5.9.0-1.module+f33+2+fd962ee4.x86_64/app/share/man/man7/tc-*</text:p>
            <text:p>    File not found: /builddir/build/BUILDROOT/iproute-5.9.0-1.module+f33+2+fd962ee4.x86_64/app/share/man/man8/*</text:p>
            <text:p>    File not found: /builddir/build/BUILDROOT/iproute-5.9.0-1.module+f33+2+fd962ee4.x86_64/app/share/man/man8/tc*</text:p>
            <text:p>    File not found: /builddir/build/BUILDROOT/iproute-5.9.0-1.module+f33+2+fd962ee4.x86_64/app/etc/iproute2/*</text:p>
            <text:p>    File not found: /builddir/build/BUILDROOT/iproute-5.9.0-1.module+f33+2+fd962ee4.x86_64/app/share/bash-completion/completions/devlink</text:p>
            <text:p/>
          </table:table-cell>
        </table:table-row>
        <table:table-row table:style-name="ro8">
          <table:table-cell office:value-type="string" calcext:value-type="string">
            <text:p>Iscsi-initiator-utils</text:p>
          </table:table-cell>
          <table:table-cell office:value-type="string" calcext:value-type="string">
            <text:p>rm: cannot remove '/builddir/build/BUILDROOT/iscsi-initiator-utils-6.2.1.2-1.git13e7f58.module+f33+2+fd962ee4.x86_64/app/share/man/man8/iscsi_discovery.8': No such file or directory</text:p>
            <text:p/>
          </table:table-cell>
        </table:table-row>
        <table:table-row table:style-name="ro8">
          <table:table-cell office:value-type="string" calcext:value-type="string">
            <text:p>Isns-utils</text:p>
          </table:table-cell>
          <table:table-cell office:value-type="string" calcext:value-type="string">
            <text:p>rm: cannot remove '/builddir/build/BUILDROOT/isns-utils-0.97-11.module+f33+2+fd962ee4.x86_64/usr/lib/systemd/system/isnsd.service': No such file or directory</text:p>
            <text:p/>
          </table:table-cell>
        </table:table-row>
        <table:table-row table:style-name="ro9">
          <table:table-cell office:value-type="string" calcext:value-type="string">
            <text:p>libcacard</text:p>
          </table:table-cell>
          <table:table-cell office:value-type="string" office:string-value="  CCLD     tests/simpletlv&#10;  CC       tests/hwtests.o&#10;  GEN      tests/softhsm2.conf&#10;The token has been initialized and is reassigned to slot 2118523819&#10;sc_dlopen failed: /app/lib64/pkcs11/libsofthsm2.so: cannot open shared object file: No such file or directory&#10;error: Failed to load pkcs11 module&#10;Aborting.&#10;Couldn't generate RSA:1024 key pair&#10;sc_dlopen failed: /app/lib64/pkcs11/libsofthsm2.so: cannot open shared object file: No such file or directory&#10;error: Failed to load pkcs11 module&#10;Aborting.&#10;Couldn't generate RSA:1024 key pair&#10;library name: p11-kit-proxy.so&#10;  CCLD     tests/hwtests&#10;make[3]: Leaving directory '/builddir/build/BUILD/libcacard-2.7.0'&#10;make  check-TESTS&#10;make[3]: Entering directory '/builddir/build/BUILD/libcacard-2.7.0'&#10;make[4]: Entering directory '/builddir/build/BUILD/libcacard-2.7.0'&#10;ERROR: tests/libcacard - Bail out! libcacard:ERROR:tests/libcacard.c:77:libcacard_init: assertion failed (ret == VCARD_EMUL_OK): (1 == 0)&#10;PASS: tests/simpletlv 1 /simpletlv/length/simple&#10;PASS: tests/simpletlv 2 /simpletlv/length/nested&#10;PASS: tests/simpletlv 3 /simpletlv/length/skipped&#10;PASS: tests/simpletlv 4 /simpletlv/encode/simple&#10;PASS: tests/simpletlv 5 /simpletlv/encode/nested&#10;PASS: tests/simpletlv 6 /simpletlv/encode/skipped&#10;PASS: tests/simpletlv 7 /simpletlv/parse/simple&#10;PASS: tests/simpletlv 8 /simpletlv/parse/last_bad&#10;PASS: tests/simpletlv 9 /simpletlv/clone/simple&#10;SKIP: tests/hwtests 1 /hw-tests/list # SKIP No physical card found&#10;SKIP: tests/hwtests 2 /hw-tests/passthrough-applet # SKIP No physical card found&#10;SKIP: tests/hwtests 3 /hw-tests/check-login-count # SKIP No physical card found&#10;SKIP: tests/hwtests 4 /hw-tests/msft-applet # SKIP No physical card found&#10;ERROR: tests/hwtests - Bail out! libcacard:ERROR:tests/common.c:82:select_aid_response: assertion failed (status == VREADER_OK): (1 == 0)&#10;============================================================================&#10;Testsuite summary for libcacard 2.7.0&#10;============================================================================&#10;# TOTAL: 15&#10;# PASS:  9&#10;# SKIP:  4&#10;# XFAIL: 0&#10;# FAIL:  0&#10;# XPASS: 0&#10;# ERROR: 2&#10;============================================================================&#10;See ./test-suite.log&#10;Please report to spice-devel@lists.freedesktop.org&#10;============================================================================&#10;make[4]: *** [Makefile:1498: test-suite.log] Error 1&#10;make[4]: Leaving directory '/builddir/build/BUILD/libcacard-2.7.0'&#10;make[3]: *** [Makefile:1606: check-TESTS] Error 2&#10;make[3]: Leaving directory '/builddir/build/BUILD/libcacard-2.7.0'&#10;make[2]: *** [Makefile:1854: check-am] Error 2&#10;make[2]: Leaving directory '/builddir/build/BUILD/libcacard-2.7.0'&#10;make[1]: *** [Makefile:1383: check-recursive] Error 1&#10;make[1]: Leaving directory '/builddir/build/BUILD/libcacard-2.7.0'&#10;" calcext:value-type="string">
            <text:p>  CCLD     tests/simpletlv</text:p>
            <text:p>  CC       tests/hwtests.o</text:p>
            <text:p>  GEN      tests/softhsm2.conf</text:p>
            <text:p>The token has been initialized and is reassigned to slot 2118523819</text:p>
            <text:p>sc_dlopen failed: /app/lib64/pkcs11/libsofthsm2.so: cannot open shared object file: No such file or directory</text:p>
            <text:p>error: Failed to load pkcs11 module</text:p>
            <text:p>Aborting.</text:p>
            <text:p>Couldn't generate RSA:1024 key pair</text:p>
            <text:p>sc_dlopen failed: /app/lib64/pkcs11/libsofthsm2.so: cannot open shared object file: No such file or directory</text:p>
            <text:p>error: Failed to load pkcs11 module</text:p>
            <text:p>Aborting.</text:p>
            <text:p>Couldn't generate RSA:1024 key pair</text:p>
            <text:p>library name: p11-kit-proxy.so</text:p>
            <text:p>  CCLD     tests/hwtests</text:p>
            <text:p>make[3]: Leaving directory '/builddir/build/BUILD/libcacard-2.7.0'</text:p>
            <text:p>make  check-TESTS</text:p>
            <text:p>make[3]: Entering directory '/builddir/build/BUILD/libcacard-2.7.0'</text:p>
            <text:p>make[4]: Entering directory '/builddir/build/BUILD/libcacard-2.7.0'</text:p>
            <text:p>ERROR: tests/libcacard - Bail out! libcacard:ERROR:tests/libcacard.c:77:libcacard_init: assertion failed (ret == VCARD_EMUL_OK): (1 == 0)</text:p>
            <text:p>PASS: tests/simpletlv 1 /simpletlv/length/simple</text:p>
            <text:p>PASS: tests/simpletlv 2 /simpletlv/length/nested</text:p>
            <text:p>PASS: tests/simpletlv 3 /simpletlv/length/skipped</text:p>
            <text:p>PASS: tests/simpletlv 4 /simpletlv/encode/simple</text:p>
            <text:p>PASS: tests/simpletlv 5 /simpletlv/encode/nested</text:p>
            <text:p>PASS: tests/simpletlv 6 /simpletlv/encode/skipped</text:p>
            <text:p>PASS: tests/simpletlv 7 /simpletlv/parse/simple</text:p>
            <text:p>PASS: tests/simpletlv 8 /simpletlv/parse/last_bad</text:p>
            <text:p>PASS: tests/simpletlv 9 /simpletlv/clone/simple</text:p>
            <text:p>SKIP: tests/hwtests 1 /hw-tests/list # SKIP No physical card found</text:p>
            <text:p>SKIP: tests/hwtests 2 /hw-tests/passthrough-applet # SKIP No physical card found</text:p>
            <text:p>SKIP: tests/hwtests 3 /hw-tests/check-login-count # SKIP No physical card found</text:p>
            <text:p>SKIP: tests/hwtests 4 /hw-tests/msft-applet # SKIP No physical card found</text:p>
            <text:p>ERROR: tests/hwtests - Bail out! libcacard:ERROR:tests/common.c:82:select_aid_response: assertion failed (status == VREADER_OK): (1 == 0)</text:p>
            <text:p>============================================================================</text:p>
            <text:p>Testsuite summary for libcacard 2.7.0</text:p>
            <text:p>============================================================================</text:p>
            <text:p># TOTAL: 15</text:p>
            <text:p># PASS:  9</text:p>
            <text:p># SKIP:  4</text:p>
            <text:p># XFAIL: 0</text:p>
            <text:p># FAIL:  0</text:p>
            <text:p># XPASS: 0</text:p>
            <text:p># ERROR: 2</text:p>
            <text:p>============================================================================</text:p>
            <text:p>See ./test-suite.log</text:p>
            <text:p>Please report to spice-devel@lists.freedesktop.org</text:p>
            <text:p>============================================================================</text:p>
            <text:p>make[4]: *** [Makefile:1498: test-suite.log] Error 1</text:p>
            <text:p>make[4]: Leaving directory '/builddir/build/BUILD/libcacard-2.7.0'</text:p>
            <text:p>make[3]: *** [Makefile:1606: check-TESTS] Error 2</text:p>
            <text:p>make[3]: Leaving directory '/builddir/build/BUILD/libcacard-2.7.0'</text:p>
            <text:p>make[2]: *** [Makefile:1854: check-am] Error 2</text:p>
            <text:p>make[2]: Leaving directory '/builddir/build/BUILD/libcacard-2.7.0'</text:p>
            <text:p>make[1]: *** [Makefile:1383: check-recursive] Error 1</text:p>
            <text:p>make[1]: Leaving directory '/builddir/build/BUILD/libcacard-2.7.0'</text:p>
            <text:p/>
          </table:table-cell>
        </table:table-row>
        <table:table-row table:style-name="ro10">
          <table:table-cell office:value-type="string" calcext:value-type="string">
            <text:p>glusterfs</text:p>
          </table:table-cell>
          <table:table-cell office:value-type="string" calcext:value-type="string">
            <text:p>RPM build errors:</text:p>
            <text:p>error: File not found: /builddir/build/BUILDROOT/glusterfs-8.3-1.module+f33+2+fd962ee4.x86_64/usr/lib/systemd/system/glustereventsd.service</text:p>
            <text:p>    File not found: /builddir/build/BUILDROOT/glusterfs-8.3-1.module+f33+2+fd962ee4.x86_64/usr/lib/systemd/system/glustereventsd.service</text:p>
            <text:p>Child return code was: 1</text:p>
            <text:p/>
          </table:table-cell>
        </table:table-row>
        <table:table-row table:style-name="ro6">
          <table:table-cell office:value-type="string" calcext:value-type="string">
            <text:p>libiscsi</text:p>
          </table:table-cell>
          <table:table-cell office:value-type="string" calcext:value-type="string">
            <text:p>RPM build errors:</text:p>
            <text:p>    File listed twice: /app/lib64/iscsi/libiscsi.so.9</text:p>
            <text:p>    File not found: /builddir/build/BUILDROOT/libiscsi-1.19.0-2.module+f33+2+fd962ee4.x86_64/app/share/man/man1/iscsi-ls.1.gz</text:p>
            <text:p>    File not found: /builddir/build/BUILDROOT/libiscsi-1.19.0-2.module+f33+2+fd962ee4.x86_64/app/share/man/man1/iscsi-inq.1.gz</text:p>
            <text:p>    File not found: /builddir/build/BUILDROOT/libiscsi-1.19.0-2.module+f33+2+fd962ee4.x86_64/app/share/man/man1/iscsi-swp.1.gz</text:p>
            <text:p>    File not found: /builddir/build/BUILDROOT/libiscsi-1.19.0-2.module+f33+2+fd962ee4.x86_64/app/share/man/man1/iscsi-test-cu.1.gz</text:p>
            <text:p/>
          </table:table-cell>
        </table:table-row>
        <table:table-row table:style-name="ro11">
          <table:table-cell office:value-type="string" calcext:value-type="string">
            <text:p>edk2</text:p>
          </table:table-cell>
          <table:table-cell office:value-type="string" calcext:value-type="string">
            <text:p>RPM build errors:</text:p>
            <text:p>    Directory not found: /builddir/build/BUILDROOT/edk2-20200801stable-3.module+f33+2+fd962ee4.x86_64/usr/share/qemu/firmware</text:p>
            <text:p>    File not found: /builddir/build/BUILDROOT/edk2-20200801stable-3.module+f33+2+fd962ee4.x86_64/usr/share/qemu/firmware/*edk2-ovmf-x64*.json</text:p>
            <text:p/>
          </table:table-cell>
        </table:table-row>
        <table:table-row table:style-name="ro11">
          <table:table-cell office:value-type="string" calcext:value-type="string">
            <text:p>Linux-atm</text:p>
          </table:table-cell>
          <table:table-cell office:value-type="string" calcext:value-type="string">
            <text:p>+ rm -f /builddir/build/BUILDROOT/linux-atm-2.5.1-27.module+f33+2+fd962ee4.x86_64//app/lib64/libatm.a /builddir/build/BUILDROOT/linux-atm-2.5.1-27.module+f33+2+fd962ee4.x86_64//app/lib64/libatm.la</text:p>
            <text:p>+ install -m 0644 src/config/hosts.atm /builddir/build/BUILDROOT/linux-atm-2.5.1-27.module+f33+2+fd962ee4.x86_64/etc/</text:p>
            <text:p>install: target '/builddir/build/BUILDROOT/linux-atm-2.5.1-27.module+f33+2+fd962ee4.x86_64/etc/' is not a directory: No such file or directory</text:p>
            <text:p/>
          </table:table-cell>
        </table:table-row>
        <table:table-row table:style-name="ro12">
          <table:table-cell office:value-type="string" calcext:value-type="string">
            <text:p>Lttng-ust</text:p>
          </table:table-cell>
          <table:table-cell office:value-type="string" calcext:value-type="string">
            <text:p>RPM build errors:</text:p>
            <text:p>error: File not found: /builddir/build/BUILDROOT/lttng-ust-2.12.0-3.module+f33+2+fd962ee4.x86_64/app/share/man/man3/do_tracepoint.3.gz</text:p>
            <text:p>error: File not found: /builddir/build/BUILDROOT/lttng-ust-2.12.0-3.module+f33+2+fd962ee4.x86_64/app/share/man/man3/lttng-ust.3.gz</text:p>
            <text:p>error: File not found: /builddir/build/BUILDROOT/lttng-ust-2.12.0-3.module+f33+2+fd962ee4.x86_64/app/share/man/man3/lttng-ust-cyg-profile.3.gz</text:p>
            <text:p>error: File not found: /builddir/build/BUILDROOT/lttng-ust-2.12.0-3.module+f33+2+fd962ee4.x86_64/app/share/man/man3/lttng-ust-dl.3.gz</text:p>
            <text:p>error: File not found: /builddir/build/BUILDROOT/lttng-ust-2.12.0-3.module+f33+2+fd962ee4.x86_64/app/share/man/man3/tracef.3.gz</text:p>
            <text:p>error: File not found: /builddir/build/BUILDROOT/lttng-ust-2.12.0-3.module+f33+2+fd962ee4.x86_64/app/share/man/man3/tracelog.3.gz</text:p>
            <text:p>error: File not found: /builddir/build/BUILDROOT/lttng-ust-2.12.0-3.module+f33+2+fd962ee4.x86_64/app/share/man/man3/tracepoint.3.gz</text:p>
            <text:p>error: File not found: /builddir/build/BUILDROOT/lttng-ust-2.12.0-3.module+f33+2+fd962ee4.x86_64/app/share/man/man3/tracepoint_enabled.3.gz</text:p>
            <text:p>    File not found: /builddir/build/BUILDROOT/lttng-ust-2.12.0-3.module+f33+2+fd962ee4.x86_64/app/share/man/man3/do_tracepoint.3.gz</text:p>
            <text:p>    File not found: /builddir/build/BUILDROOT/lttng-ust-2.12.0-3.module+f33+2+fd962ee4.x86_64/app/share/man/man3/lttng-ust.3.gz</text:p>
            <text:p>    File not found: /builddir/build/BUILDROOT/lttng-ust-2.12.0-3.module+f33+2+fd962ee4.x86_64/app/share/man/man3/lttng-ust-cyg-profile.3.gz</text:p>
            <text:p>    File not found: /builddir/build/BUILDROOT/lttng-ust-2.12.0-3.module+f33+2+fd962ee4.x86_64/app/share/man/man3/lttng-ust-dl.3.gz</text:p>
            <text:p>    File not found: /builddir/build/BUILDROOT/lttng-ust-2.12.0-3.module+f33+2+fd962ee4.x86_64/app/share/man/man3/tracef.3.gz</text:p>
            <text:p>    File not found: /builddir/build/BUILDROOT/lttng-ust-2.12.0-3.module+f33+2+fd962ee4.x86_64/app/share/man/man3/tracelog.3.gz</text:p>
            <text:p>    File not found: /builddir/build/BUILDROOT/lttng-ust-2.12.0-3.module+f33+2+fd962ee4.x86_64/app/share/man/man3/tracepoint.3.gz</text:p>
            <text:p>    File not found: /builddir/build/BUILDROOT/lttng-ust-2.12.0-3.module+f33+2+fd962ee4.x86_64/app/share/man/man3/tracepoint_enabled.3.gz</text:p>
            <text:p/>
          </table:table-cell>
        </table:table-row>
        <table:table-row table:style-name="ro6">
          <table:table-cell office:value-type="string" calcext:value-type="string">
            <text:p>mdevctl</text:p>
          </table:table-cell>
          <table:table-cell office:value-type="string" calcext:value-type="string">
            <text:p>RPM build errors:</text:p>
            <text:p>    File not found: /builddir/build/BUILDROOT/mdevctl-0.78-1.module+f33+2+fd962ee4.x86_64/app/sbin/mdevctl</text:p>
            <text:p>    File not found: /builddir/build/BUILDROOT/mdevctl-0.78-1.module+f33+2+fd962ee4.x86_64/app/sbin/lsmdev</text:p>
            <text:p>    Directory not found: /builddir/build/BUILDROOT/mdevctl-0.78-1.module+f33+2+fd962ee4.x86_64/app/etc/mdevctl.d</text:p>
            <text:p>    File not found: /builddir/build/BUILDROOT/mdevctl-0.78-1.module+f33+2+fd962ee4.x86_64/app/share/man/man8/mdevctl.8*</text:p>
            <text:p>    File not found: /builddir/build/BUILDROOT/mdevctl-0.78-1.module+f33+2+fd962ee4.x86_64/app/share/man/man8/lsmdev.8*</text:p>
            <text:p/>
          </table:table-cell>
        </table:table-row>
        <table:table-row table:style-name="ro11">
          <table:table-cell office:value-type="string" calcext:value-type="string">
            <text:p>libqb</text:p>
          </table:table-cell>
          <table:table-cell office:value-type="string" calcext:value-type="string">
            <text:p>RPM build errors:</text:p>
            <text:p>error: File not found: /builddir/build/BUILDROOT/libqb-2.0.2-1.module+f33+2+fd962ee4.x86_64/app/share/man/man1/doxygen2man.1.gz</text:p>
            <text:p>    File not found: /builddir/build/BUILDROOT/libqb-2.0.2-1.module+f33+2+fd962ee4.x86_64/app/share/man/man1/doxygen2man.1.gz</text:p>
            <text:p/>
          </table:table-cell>
        </table:table-row>
        <table:table-row table:style-name="ro13">
          <table:table-cell office:value-type="string" calcext:value-type="string">
            <text:p>Nfs-utils</text:p>
          </table:table-cell>
          <table:table-cell office:value-type="string" calcext:value-type="string">
            <text:p>RPM build errors:</text:p>
            <text:p>    File not found: /builddir/build/BUILDROOT/nfs-utils-2.5.2-1.rc4.module+f33+2+fd962ee4.x86_64/etc/nfsmount.conf</text:p>
            <text:p/>
          </table:table-cell>
        </table:table-row>
        <table:table-row table:style-name="ro1">
          <table:table-cell office:value-type="string" calcext:value-type="string">
            <text:p>numad</text:p>
          </table:table-cell>
          <table:table-cell office:value-type="string" calcext:value-type="string">
            <text:p>RPM build errors:</text:p>
            <text:p>error: File not found: /builddir/build/BUILDROOT/numad-0.5-32.20150602git.module+f33+2+fd962ee4.x86_64/app/bin/numad</text:p>
            <text:p>error: File not found: /builddir/build/BUILDROOT/numad-0.5-32.20150602git.module+f33+2+fd962ee4.x86_64/app/share/man/man8/numad.8.gz</text:p>
            <text:p>    File not found: /builddir/build/BUILDROOT/numad-0.5-32.20150602git.module+f33+2+fd962ee4.x86_64/app/bin/numad</text:p>
            <text:p>    File not found: /builddir/build/BUILDROOT/numad-0.5-32.20150602git.module+f33+2+fd962ee4.x86_64/app/share/man/man8/numad.8.gz</text:p>
            <text:p/>
          </table:table-cell>
        </table:table-row>
        <table:table-row table:style-name="ro1">
          <table:table-cell office:value-type="string" calcext:value-type="string">
            <text:p>nmap</text:p>
          </table:table-cell>
          <table:table-cell office:value-type="string" calcext:value-type="string">
            <text:p>RPM build errors:</text:p>
            <text:p>    line 43: It's not recommended to have unversioned Obsoletes: Obsoletes: nmap-frontend</text:p>
            <text:p>    line 44: It's not recommended to have unversioned Obsoletes: Obsoletes: nmap-ndiff</text:p>
            <text:p>    File not found: /builddir/build/BUILDROOT/nmap-7.80-5.module+f33+2+fd962ee4.x86_64/app/share/man/man1/nmap.1.gz</text:p>
            <text:p>    File not found: /builddir/build/BUILDROOT/nmap-7.80-5.module+f33+2+fd962ee4.x86_64/app/share/man/man1/nping.1.gz</text:p>
            <text:p/>
          </table:table-cell>
        </table:table-row>
        <table:table-row table:style-name="ro10">
          <table:table-cell office:value-type="string" calcext:value-type="string">
            <text:p>parted</text:p>
          </table:table-cell>
          <table:table-cell office:value-type="string" calcext:value-type="string">
            <text:p>RPM build errors:</text:p>
            <text:p>    File not found: /builddir/build/BUILDROOT/parted-3.3-5.module+f33+2+fd962ee4.x86_64/app/share/man/man8/parted.8.gz</text:p>
            <text:p>    File not found: /builddir/build/BUILDROOT/parted-3.3-5.module+f33+2+fd962ee4.x86_64/app/share/man/man8/partprobe.8.gz</text:p>
            <text:p>    File not found: /builddir/build/BUILDROOT/parted-3.3-5.module+f33+2+fd962ee4.x86_64/app/share/info/parted.info.*</text:p>
            <text:p/>
          </table:table-cell>
        </table:table-row>
        <table:table-row table:style-name="ro14">
          <table:table-cell office:value-type="string" calcext:value-type="string">
            <text:p>Zfs-fuse</text:p>
          </table:table-cell>
          <table:table-cell office:value-type="string" calcext:value-type="string">
            <text:p>Executing(%build): /bin/sh -e /var/tmp/rpm-tmp.yt24Nw</text:p>
            <text:p>~/build/BUILD/zfs-fuse-0.7.2.2/src ~/build/BUILD/zfs-fuse-0.7.2.2</text:p>
            <text:p>+ umask 022</text:p>
            <text:p>+ cd /builddir/build/BUILD</text:p>
            <text:p>+ cd zfs-fuse-0.7.2.2</text:p>
            <text:p>+ export 'CCFLAGS=-O2 -flto=auto -ffat-lto-objects -fexceptions -g -grecord-gcc-switches -pipe -Wall -Werror=format-security -Wp,-D_FORTIFY_SOURCE=2 -Wp,-D_GLIBCXX_ASSERTIONS -specs=/usr/lib/rpm/redhat/redhat-hardened-cc1 -fstack-protector-strong -specs=/usr/lib/rpm/redhat/redhat-annobin-cc1  -m64 -mtune=generic -fasynchronous-unwind-tables -fstack-clash-protection -fcf-protection'</text:p>
            <text:p>+ CCFLAGS='-O2 -flto=auto -ffat-lto-objects -fexceptions -g -grecord-gcc-switches -pipe -Wall -Werror=format-security -Wp,-D_FORTIFY_SOURCE=2 -Wp,-D_GLIBCXX_ASSERTIONS -specs=/usr/lib/rpm/redhat/redhat-hardened-cc1 -fstack-protector-strong -specs=/usr/lib/rpm/redhat/redhat-annobin-cc1  -m64 -mtune=generic -fasynchronous-unwind-tables -fstack-clash-protection -fcf-protection'</text:p>
            <text:p>+ pushd src</text:p>
            <text:p>+ scons debug=2 'optim=-O2 -flto=auto -ffat-lto-objects -fexceptions -g -grecord-gcc-switches -pipe -Wall -Werror=format-security -Wp,-D_FORTIFY_SOURCE=2 -Wp,-D_GLIBCXX_ASSERTIONS -specs=/usr/lib/rpm/redhat/redhat-hardened-cc1 -fstack-protector-strong -specs=/usr/lib/rpm/redhat/redhat-annobin-cc1  -m64 -mtune=generic -fasynchronous-unwind-tables -fstack-clash-protection -fcf-protection'</text:p>
            <text:p>scons: Reading SConscript files ...</text:p>
            <text:p>scons: done reading SConscript files.</text:p>
            <text:p>scons: Building targets ...</text:p>
            <text:p>gcc -o cmd/mount_zfs/mount_zfs.o -c "-O2 -flto=auto -ffat-lto-objects -fexceptions -g -grecord-gcc-switches -pipe -Wall -Werror=format-security -Wp,-D_FORTIFY_SOURCE=2 -Wp,-D_GLIBCXX_ASSERTIONS -specs=/usr/lib/rpm/redhat/redhat-hardened-cc1 -fstack-protector-strong -specs=/usr/lib/rpm/redhat/redhat-annobin-cc1  -m64 -mtune=generic -fasynchronous-unwind-tables -fstack-clash-protection -fcf-protection" -pipe -Wall -std=c99 -Wno-switch -Wno-unused -Wno-missing-braces -Wno-parentheses -Wno-uninitialized -Wcast-align -fno-strict-aliasing -D_GNU_SOURCE -D_FILE_OFFSET_BITS=64 -D_REENTRANT -DTEXT_DOMAIN=\"zfs-fuse\" -ggdb -DDEBUG -fPIC -DLINUX_AIO -I/usr/include/tirpc -Ilib/libuutil/include -Ilib/libnvpair/include -Ilib/libumem/include -Ilib/libzfscommon/include -Ilib/libzpool/include -Ilib/libzfs/include -Ilib/libsolcompat/include -Ilib/libavl/include cmd/mount_zfs/mount_zfs.c</text:p>
            <text:p>cc1: error: argument to '-O' should be a non-negative integer, 'g', 's' or 'fast'</text:p>
            <text:p>scons: building terminated because of errors.</text:p>
            <text:p>scons: *** [cmd/mount_zfs/mount_zfs.o] Error 1</text:p>
            <text:p>RPM build errors:</text:p>
            <text:p>error: Bad exit status from /var/tmp/rpm-tmp.yt24Nw (%build)</text:p>
            <text:p>    Bad exit status from /var/tmp/rpm-tmp.yt24Nw (%build)</text:p>
            <text:p/>
          </table:table-cell>
        </table:table-row>
        <table:table-row table:style-name="ro13">
          <table:table-cell office:value-type="string" calcext:value-type="string">
            <text:p>xen</text:p>
          </table:table-cell>
          <table:table-cell office:value-type="string" calcext:value-type="string">
            <text:p>ld: unrecognized option '-Wl,-z,relro'</text:p>
            <text:p>ld: use the --help option for usage information</text:p>
            <text:p/>
          </table:table-cell>
        </table:table-row>
        <table:table-row table:style-name="ro15">
          <table:table-cell office:value-type="string" calcext:value-type="string">
            <text:p>nvml</text:p>
          </table:table-cell>
          <table:table-cell office:value-type="string" office:string-value="obj_zones/TEST0: SETUP (check/pmem/debug)&#10;obj_zones/TEST0: PASS[00.564 s]&#10;obj_zones/TEST0: all valgrind tests disabled&#10;obj_zones/TEST0: SETUP (check/pmem/nondebug)&#10;obj_zones/TEST0: PASS[00.626 s]&#10;obj_zones/TEST0: all valgrind tests disabled&#10;obj_zones/TEST0: all valgrind tests disabled&#10;obj_zones/TEST1: all valgrind tests disabled&#10;obj_zones/TEST1: all valgrind tests disabled&#10;obj_zones/TEST1: all valgrind tests disabled&#10;obj_zones/TEST1: all valgrind tests disabled&#10;obj_zones/TEST1: SETUP (check/pmem/nondebug)&#10;RUNTESTS: stopping: obj_zones/TEST1 timed out, TEST=check FS=pmem BUILD=nondebug&#10;make[2]: *** [Makefile:410: check] Error 1&#10;make[2]: Leaving directory '/builddir/build/BUILD/pmdk-1.9.2/src/test'&#10;make[1]: *** [Makefile:166: check] Error 2&#10;make[1]: Leaving directory '/builddir/build/BUILD/pmdk-1.9.2/src'&#10;make: *** [Makefile:88: check] Error 2&#10;error: Bad exit status from /var/tmp/rpm-tmp.LG1zKt (%check)&#10;RPM build errors:&#10;    Bad exit status from /var/tmp/rpm-tmp.LG1zKt (%check)&#10;" calcext:value-type="string">
            <text:p>obj_zones/TEST0: SETUP (check/pmem/debug)</text:p>
            <text:p>obj_zones/TEST0: PASS[00.564 s]</text:p>
            <text:p>obj_zones/TEST0: all valgrind tests disabled</text:p>
            <text:p>obj_zones/TEST0: SETUP (check/pmem/nondebug)</text:p>
            <text:p>obj_zones/TEST0: PASS[00.626 s]</text:p>
            <text:p>obj_zones/TEST0: all valgrind tests disabled</text:p>
            <text:p>obj_zones/TEST0: all valgrind tests disabled</text:p>
            <text:p>obj_zones/TEST1: all valgrind tests disabled</text:p>
            <text:p>obj_zones/TEST1: all valgrind tests disabled</text:p>
            <text:p>obj_zones/TEST1: all valgrind tests disabled</text:p>
            <text:p>obj_zones/TEST1: all valgrind tests disabled</text:p>
            <text:p>obj_zones/TEST1: SETUP (check/pmem/nondebug)</text:p>
            <text:p>RUNTESTS: stopping: obj_zones/TEST1 timed out, TEST=check FS=pmem BUILD=nondebug</text:p>
            <text:p>make[2]: *** [Makefile:410: check] Error 1</text:p>
            <text:p>make[2]: Leaving directory '/builddir/build/BUILD/pmdk-1.9.2/src/test'</text:p>
            <text:p>make[1]: *** [Makefile:166: check] Error 2</text:p>
            <text:p>make[1]: Leaving directory '/builddir/build/BUILD/pmdk-1.9.2/src'</text:p>
            <text:p>make: *** [Makefile:88: check] Error 2</text:p>
            <text:p>error: Bad exit status from /var/tmp/rpm-tmp.LG1zKt (%check)</text:p>
            <text:p>RPM build errors:</text:p>
            <text:p>    Bad exit status from /var/tmp/rpm-tmp.LG1zKt (%check)</text:p>
            <text:p/>
          </table:table-cell>
        </table:table-row>
        <table:table-row table:style-name="ro16">
          <table:table-cell office:value-type="string" calcext:value-type="string">
            <text:p>ceph</text:p>
          </table:table-cell>
          <table:table-cell office:value-type="string" calcext:value-type="string">
            <text:p>mangling shebang in /app/sbin/ceph-create-keys from /bin/sh to #!/usr/bin/sh</text:p>
            <text:p>*** WARNING: ./usr/src/debug/ceph-15.2.8-1.module+f33+2+fd962ee4.x86_64/src/client/Client.cc is executable but has no shebang, removing executable bit</text:p>
            <text:p>*** WARNING: ./usr/src/debug/ceph-15.2.8-1.module+f33+2+fd962ee4.x86_64/src/mds/CDir.cc is executable but has no shebang, removing executable bit</text:p>
            <text:p>*** WARNING: ./usr/src/debug/ceph-15.2.8-1.module+f33+2+fd962ee4.x86_64/src/os/bluestore/bluestore_common.h is executable but has no shebang, removing executable bit</text:p>
            <text:p>Processing files: ceph-15.2.8-1.module+f33+2+fd962ee4.x86_64</text:p>
            <text:p>Processing files: ceph-base-15.2.8-1.module+f33+2+fd962ee4.x86_64</text:p>
            <text:p>error: File not found: /builddir/build/BUILDROOT/ceph-15.2.8-1.module+f33+2+fd962ee4.x86_64/usr/lib/systemd/system/ceph-crash.service</text:p>
            <text:p>error: File not found: /builddir/build/BUILDROOT/ceph-15.2.8-1.module+f33+2+fd962ee4.x86_64/usr/lib/systemd/system/ceph.target</text:p>
            <text:p>RPM build errors:</text:p>
            <text:p>    File not found: /builddir/build/BUILDROOT/ceph-15.2.8-1.module+f33+2+fd962ee4.x86_64/usr/lib/systemd/system/ceph-crash.service</text:p>
            <text:p>    File not found: /builddir/build/BUILDROOT/ceph-15.2.8-1.module+f33+2+fd962ee4.x86_64/usr/lib/systemd/system/ceph.target</text:p>
            <text:p>Child return code was: 1</text:p>
            <text:p/>
          </table:table-cell>
        </table:table-row>
        <table:table-row table:style-name="ro11">
          <table:table-cell office:value-type="string" calcext:value-type="string">
            <text:p>chkconfig</text:p>
          </table:table-cell>
          <table:table-cell office:value-type="string" calcext:value-type="string">
            <text:p>RPM build errors:</text:p>
            <text:p>    File not found: /builddir/build/BUILDROOT/chkconfig-1.14-3.module+f33+2+5f0b20d9.x86_64/app/lib/systemd/systemd-sysv-install</text:p>
            <text:p>Child return code was: 1</text:p>
            <text:p/>
          </table:table-cell>
        </table:table-row>
        <table:table-row table:style-name="ro2">
          <table:table-cell office:value-type="string" calcext:value-type="string">
            <text:p>kbd</text:p>
          </table:table-cell>
          <table:table-cell office:value-type="string" calcext:value-type="string">
            <text:p>RPM build errors:</text:p>
            <text:p>error: Installed (but unpackaged) file(s) found:</text:p>
            <text:p>   /usr/lib/debug/app/lib64/libtswrap.so.1.0.0-2.3.0-2.module+f33+2+5f0b20d9.x86_64.debug</text:p>
            <text:p>    line 47: It's not recommended to have unversioned Obsoletes: Obsoletes:      vlock</text:p>
            <text:p>    Installed (but unpackaged) file(s) found:</text:p>
            <text:p>   /usr/lib/debug/app/lib64/libtswrap.so.1.0.0-2.3.0-2.module+f33+2+5f0b20d9.x86_64.debug</text:p>
            <text:p>Child return code was: 1</text:p>
            <text:p/>
          </table:table-cell>
        </table:table-row>
        <table:table-row table:style-name="ro17">
          <table:table-cell office:value-type="string" calcext:value-type="string">
            <text:p>lvm2</text:p>
          </table:table-cell>
          <table:table-cell office:value-type="string" calcext:value-type="string">
            <text:p>RPM build errors:</text:p>
            <text:p>    File not found: /builddir/build/BUILDROOT/lvm2-2.03.10-1.module+f33+2+5f0b20d9.x86_64/app/share/man/man5/lvm.conf.5.gz</text:p>
            <text:p>    File not found: /builddir/build/BUILDROOT/lvm2-2.03.10-1.module+f33+2+5f0b20d9.x86_64/app/share/man/man7/lvmcache.7.gz</text:p>
            <text:p>    File not found: /builddir/build/BUILDROOT/lvm2-2.03.10-1.module+f33+2+5f0b20d9.x86_64/app/share/man/man7/lvmraid.7.gz</text:p>
            <text:p>    File not found: /builddir/build/BUILDROOT/lvm2-2.03.10-1.module+f33+2+5f0b20d9.x86_64/app/share/man/man7/lvmreport.7.gz</text:p>
            <text:p>    File not found: /builddir/build/BUILDROOT/lvm2-2.03.10-1.module+f33+2+5f0b20d9.x86_64/app/share/man/man7/lvmthin.7.gz</text:p>
            <text:p>    File not found: /builddir/build/BUILDROOT/lvm2-2.03.10-1.module+f33+2+5f0b20d9.x86_64/app/share/man/man7/lvmvdo.7.gz</text:p>
            <text:p>    File not found: /builddir/build/BUILDROOT/lvm2-2.03.10-1.module+f33+2+5f0b20d9.x86_64/app/share/man/man7/lvmsystemid.7.gz</text:p>
            <text:p>    File not found: /builddir/build/BUILDROOT/lvm2-2.03.10-1.module+f33+2+5f0b20d9.x86_64/app/share/man/man8/fsadm.8.gz</text:p>
            <text:p>    File not found: /builddir/build/BUILDROOT/lvm2-2.03.10-1.module+f33+2+5f0b20d9.x86_64/app/share/man/man8/lvchange.8.gz</text:p>
            <text:p>    File not found: /builddir/build/BUILDROOT/lvm2-2.03.10-1.module+f33+2+5f0b20d9.x86_64/app/share/man/man8/lvconvert.8.gz</text:p>
            <text:p>    File not found: /builddir/build/BUILDROOT/lvm2-2.03.10-1.module+f33+2+5f0b20d9.x86_64/app/share/man/man8/lvcreate.8.gz</text:p>
            <text:p>    File not found: /builddir/build/BUILDROOT/lvm2-2.03.10-1.module+f33+2+5f0b20d9.x86_64/app/share/man/man8/lvdisplay.8.gz</text:p>
            <text:p>    File not found: /builddir/build/BUILDROOT/lvm2-2.03.10-1.module+f33+2+5f0b20d9.x86_64/app/share/man/man8/lvextend.8.gz</text:p>
            <text:p>    File not found: /builddir/build/BUILDROOT/lvm2-2.03.10-1.module+f33+2+5f0b20d9.x86_64/app/share/man/man8/lvm.8.gz</text:p>
            <text:p>    File not found: /builddir/build/BUILDROOT/lvm2-2.03.10-1.module+f33+2+5f0b20d9.x86_64/app/share/man/man8/lvm2-activation-generator.8.gz</text:p>
            <text:p>    File not found: /builddir/build/BUILDROOT/lvm2-2.03.10-1.module+f33+2+5f0b20d9.x86_64/app/share/man/man8/lvm-config.8.gz</text:p>
            <text:p>    File not found: /builddir/build/BUILDROOT/lvm2-2.03.10-1.module+f33+2+5f0b20d9.x86_64/app/share/man/man8/lvmconfig.8.gz</text:p>
            <text:p>    File not found: /builddir/build/BUILDROOT/lvm2-2.03.10-1.module+f33+2+5f0b20d9.x86_64/app/share/man/man8/lvm-dumpconfig.8.gz</text:p>
            <text:p>    File not found: /builddir/build/BUILDROOT/lvm2-2.03.10-1.module+f33+2+5f0b20d9.x86_64/app/share/man/man8/lvmdiskscan.8.gz</text:p>
            <text:p>    File not found: /builddir/build/BUILDROOT/lvm2-2.03.10-1.module+f33+2+5f0b20d9.x86_64/app/share/man/man8/lvmdump.8.gz</text:p>
            <text:p>    File not found: /builddir/build/BUILDROOT/lvm2-2.03.10-1.module+f33+2+5f0b20d9.x86_64/app/share/man/man8/lvm-fullreport.8.gz</text:p>
            <text:p>    File not found: /builddir/build/BUILDROOT/lvm2-2.03.10-1.module+f33+2+5f0b20d9.x86_64/app/share/man/man8/lvmsadc.8.gz</text:p>
            <text:p>    File not found: /builddir/build/BUILDROOT/lvm2-2.03.10-1.module+f33+2+5f0b20d9.x86_64/app/share/man/man8/lvmsar.8.gz</text:p>
            <text:p>    File not found: /builddir/build/BUILDROOT/lvm2-2.03.10-1.module+f33+2+5f0b20d9.x86_64/app/share/man/man8/lvreduce.8.gz</text:p>
            <text:p>    File not found: /builddir/build/BUILDROOT/lvm2-2.03.10-1.module+f33+2+5f0b20d9.x86_64/app/share/man/man8/lvremove.8.gz</text:p>
            <text:p>    File not found: /builddir/build/BUILDROOT/lvm2-2.03.10-1.module+f33+2+5f0b20d9.x86_64/app/share/man/man8/lvrename.8.gz</text:p>
            <text:p>    File not found: /builddir/build/BUILDROOT/lvm2-2.03.10-1.module+f33+2+5f0b20d9.x86_64/app/share/man/man8/lvresize.8.gz</text:p>
            <text:p>    File not found: /builddir/build/BUILDROOT/lvm2-2.03.10-1.module+f33+2+5f0b20d9.x86_64/app/share/man/man8/lvs.8.gz</text:p>
            <text:p>    File not found: /builddir/build/BUILDROOT/lvm2-2.03.10-1.module+f33+2+5f0b20d9.x86_64/app/share/man/man8/lvscan.8.gz</text:p>
            <text:p>    File not found: /builddir/build/BUILDROOT/lvm2-2.03.10-1.module+f33+2+5f0b20d9.x86_64/app/share/man/man8/pvchange.8.gz</text:p>
            <text:p>    File not found: /builddir/build/BUILDROOT/lvm2-2.03.10-1.module+f33+2+5f0b20d9.x86_64/app/share/man/man8/pvck.8.gz</text:p>
            <text:p>    File not found: /builddir/build/BUILDROOT/lvm2-2.03.10-1.module+f33+2+5f0b20d9.x86_64/app/share/man/man8/pvcreate.8.gz</text:p>
            <text:p>    File not found: /builddir/build/BUILDROOT/lvm2-2.03.10-1.module+f33+2+5f0b20d9.x86_64/app/share/man/man8/pvdisplay.8.gz</text:p>
            <text:p>    File not found: /builddir/build/BUILDROOT/lvm2-2.03.10-1.module+f33+2+5f0b20d9.x86_64/app/share/man/man8/pvmove.8.gz</text:p>
            <text:p>    File not found: /builddir/build/BUILDROOT/lvm2-2.03.10-1.module+f33+2+5f0b20d9.x86_64/app/share/man/man8/pvremove.8.gz</text:p>
            <text:p>    File not found: /builddir/build/BUILDROOT/lvm2-2.03.10-1.module+f33+2+5f0b20d9.x86_64/app/share/man/man8/pvresize.8.gz</text:p>
            <text:p>    File not found: /builddir/build/BUILDROOT/lvm2-2.03.10-1.module+f33+2+5f0b20d9.x86_64/app/share/man/man8/pvs.8.gz</text:p>
            <text:p>    File not found: /builddir/build/BUILDROOT/lvm2-2.03.10-1.module+f33+2+5f0b20d9.x86_64/app/share/man/man8/pvscan.8.gz</text:p>
            <text:p>    File not found: /builddir/build/BUILDROOT/lvm2-2.03.10-1.module+f33+2+5f0b20d9.x86_64/app/share/man/man8/vgcfgbackup.8.gz</text:p>
            <text:p>    File not found: /builddir/build/BUILDROOT/lvm2-2.03.10-1.module+f33+2+5f0b20d9.x86_64/app/share/man/man8/vgcfgrestore.8.gz</text:p>
            <text:p>    File not found: /builddir/build/BUILDROOT/lvm2-2.03.10-1.module+f33+2+5f0b20d9.x86_64/app/share/man/man8/vgchange.8.gz</text:p>
            <text:p>    File not found: /builddir/build/BUILDROOT/lvm2-2.03.10-1.module+f33+2+5f0b20d9.x86_64/app/share/man/man8/vgck.8.gz</text:p>
            <text:p>    File not found: /builddir/build/BUILDROOT/lvm2-2.03.10-1.module+f33+2+5f0b20d9.x86_64/app/share/man/man8/vgconvert.8.gz</text:p>
            <text:p>    File not found: /builddir/build/BUILDROOT/lvm2-2.03.10-1.module+f33+2+5f0b20d9.x86_64/app/share/man/man8/vgcreate.8.gz</text:p>
            <text:p>    File not found: /builddir/build/BUILDROOT/lvm2-2.03.10-1.module+f33+2+5f0b20d9.x86_64/app/share/man/man8/vgdisplay.8.gz</text:p>
            <text:p>    File not found: /builddir/build/BUILDROOT/lvm2-2.03.10-1.module+f33+2+5f0b20d9.x86_64/app/share/man/man8/vgexport.8.gz</text:p>
            <text:p>    File not found: /builddir/build/BUILDROOT/lvm2-2.03.10-1.module+f33+2+5f0b20d9.x86_64/app/share/man/man8/vgextend.8.gz</text:p>
            <text:p>    File not found: /builddir/build/BUILDROOT/lvm2-2.03.10-1.module+f33+2+5f0b20d9.x86_64/app/share/man/man8/vgimport.8.gz</text:p>
            <text:p>    File not found: /builddir/build/BUILDROOT/lvm2-2.03.10-1.module+f33+2+5f0b20d9.x86_64/app/share/man/man8/vgimportclone.8.gz</text:p>
            <text:p>    File not found: /builddir/build/BUILDROOT/lvm2-2.03.10-1.module+f33+2+5f0b20d9.x86_64/app/share/man/man8/vgmerge.8.gz</text:p>
            <text:p>    File not found: /builddir/build/BUILDROOT/lvm2-2.03.10-1.module+f33+2+5f0b20d9.x86_64/app/share/man/man8/vgmknodes.8.gz</text:p>
            <text:p>    File not found: /builddir/build/BUILDROOT/lvm2-2.03.10-1.module+f33+2+5f0b20d9.x86_64/app/share/man/man8/vgreduce.8.gz</text:p>
            <text:p>    File not found: /builddir/build/BUILDROOT/lvm2-2.03.10-1.module+f33+2+5f0b20d9.x86_64/app/share/man/man8/vgremove.8.gz</text:p>
            <text:p>    File not found: /builddir/build/BUILDROOT/lvm2-2.03.10-1.module+f33+2+5f0b20d9.x86_64/app/share/man/man8/vgrename.8.gz</text:p>
            <text:p>    File not found: /builddir/build/BUILDROOT/lvm2-2.03.10-1.module+f33+2+5f0b20d9.x86_64/app/share/man/man8/vgs.8.gz</text:p>
            <text:p>    File not found: /builddir/build/BUILDROOT/lvm2-2.03.10-1.module+f33+2+5f0b20d9.x86_64/app/share/man/man8/vgscan.8.gz</text:p>
            <text:p>    File not found: /builddir/build/BUILDROOT/lvm2-2.03.10-1.module+f33+2+5f0b20d9.x86_64/app/share/man/man8/vgsplit.8.gz</text:p>
            <text:p>    File not found: /builddir/build/BUILDROOT/lvm2-2.03.10-1.module+f33+2+5f0b20d9.x86_64/app/share/man/man8/lvmpolld.8.gz</text:p>
            <text:p>    File not found: /builddir/build/BUILDROOT/lvm2-2.03.10-1.module+f33+2+5f0b20d9.x86_64/app/share/man/man8/lvm-lvpoll.8.gz</text:p>
            <text:p>    Directory not found: /builddir/build/BUILDROOT/lvm2-2.03.10-1.module+f33+2+5f0b20d9.x86_64/app/etc/lvm</text:p>
            <text:p>    File not found: /builddir/build/BUILDROOT/lvm2-2.03.10-1.module+f33+2+5f0b20d9.x86_64/app/etc/lvm/lvm.conf</text:p>
            <text:p>    File not found: /builddir/build/BUILDROOT/lvm2-2.03.10-1.module+f33+2+5f0b20d9.x86_64/app/etc/lvm/lvmlocal.conf</text:p>
            <text:p>    Directory not found: /builddir/build/BUILDROOT/lvm2-2.03.10-1.module+f33+2+5f0b20d9.x86_64/app/etc/lvm/profile</text:p>
            <text:p>    File not found: /builddir/build/BUILDROOT/lvm2-2.03.10-1.module+f33+2+5f0b20d9.x86_64/app/etc/lvm/profile/command_profile_template.profile</text:p>
            <text:p>    File not found: /builddir/build/BUILDROOT/lvm2-2.03.10-1.module+f33+2+5f0b20d9.x86_64/app/etc/lvm/profile/metadata_profile_template.profile</text:p>
            <text:p>    File not found: /builddir/build/BUILDROOT/lvm2-2.03.10-1.module+f33+2+5f0b20d9.x86_64/app/etc/lvm/profile/thin-generic.profile</text:p>
            <text:p>    File not found: /builddir/build/BUILDROOT/lvm2-2.03.10-1.module+f33+2+5f0b20d9.x86_64/app/etc/lvm/profile/thin-performance.profile</text:p>
            <text:p>    File not found: /builddir/build/BUILDROOT/lvm2-2.03.10-1.module+f33+2+5f0b20d9.x86_64/app/etc/lvm/profile/cache-mq.profile</text:p>
            <text:p>    File not found: /builddir/build/BUILDROOT/lvm2-2.03.10-1.module+f33+2+5f0b20d9.x86_64/app/etc/lvm/profile/cache-smq.profile</text:p>
            <text:p>    File not found: /builddir/build/BUILDROOT/lvm2-2.03.10-1.module+f33+2+5f0b20d9.x86_64/app/etc/lvm/profile/lvmdbusd.profile</text:p>
            <text:p>    File not found: /builddir/build/BUILDROOT/lvm2-2.03.10-1.module+f33+2+5f0b20d9.x86_64/app/etc/lvm/profile/vdo-small.profile</text:p>
            <text:p>    Directory not found: /builddir/build/BUILDROOT/lvm2-2.03.10-1.module+f33+2+5f0b20d9.x86_64/app/etc/lvm/backup</text:p>
            <text:p>    Directory not found: /builddir/build/BUILDROOT/lvm2-2.03.10-1.module+f33+2+5f0b20d9.x86_64/app/etc/lvm/cache</text:p>
            <text:p>    Directory not found: /builddir/build/BUILDROOT/lvm2-2.03.10-1.module+f33+2+5f0b20d9.x86_64/app/etc/lvm/archive</text:p>
            <text:p>    File not found: /builddir/build/BUILDROOT/lvm2-2.03.10-1.module+f33+2+5f0b20d9.x86_64/usr/lib/tmpfiles.d/lvm2.conf</text:p>
            <text:p>    File not found: /builddir/build/BUILDROOT/lvm2-2.03.10-1.module+f33+2+5f0b20d9.x86_64/app/lib/systemd/system-generators/lvm2-activation-generator</text:p>
            <text:p/>
          </table:table-cell>
        </table:table-row>
        <table:table-row table:style-name="ro1">
          <table:table-cell office:value-type="string" calcext:value-type="string">
            <text:p>Perl-CLASS</text:p>
          </table:table-cell>
          <table:table-cell office:value-type="string" calcext:value-type="string">
            <text:p>/var/tmp/rpm-tmp.guKtVv: line 62: /app/bin/perl: No such file or directory</text:p>
            <text:p>RPM build errors:</text:p>
            <text:p>error: Bad exit status from /var/tmp/rpm-tmp.guKtVv (%build)</text:p>
            <text:p>    Bad exit status from /var/tmp/rpm-tmp.guKtVv (%build)</text:p>
            <text:p>Child return code was: 1</text:p>
            <text:p/>
          </table:table-cell>
        </table:table-row>
        <table:table-row table:style-name="ro11">
          <table:table-cell office:value-type="string" calcext:value-type="string">
            <text:p>Per-Carp</text:p>
          </table:table-cell>
          <table:table-cell office:value-type="string" calcext:value-type="string">
            <text:p>RPM build errors:</text:p>
            <text:p>    File not found: /builddir/build/BUILDROOT/perl-Carp-1.50-457.module+f33+2+5f0b20d9.x86_64/app/share/man/man3/*</text:p>
            <text:p>Child return code was: 1</text:p>
            <text:p/>
          </table:table-cell>
        </table:table-row>
        <table:table-row table:style-name="ro18">
          <table:table-cell office:value-type="string" calcext:value-type="string">
            <text:p>Perl-Encode</text:p>
          </table:table-cell>
          <table:table-cell office:value-type="string" calcext:value-type="string">
            <text:p>RPM build errors:</text:p>
            <text:p>    File not found: /builddir/build/BUILDROOT/perl-Encode-3.08-458.module+f33+2+5f0b20d9.x86_64/app/bin/encguess</text:p>
            <text:p>    File not found: /builddir/build/BUILDROOT/perl-Encode-3.08-458.module+f33+2+5f0b20d9.x86_64/app/bin/piconv</text:p>
            <text:p>    File not found: /builddir/build/BUILDROOT/perl-Encode-3.08-458.module+f33+2+5f0b20d9.x86_64/auto/*</text:p>
            <text:p>    File not found: /builddir/build/BUILDROOT/perl-Encode-3.08-458.module+f33+2+5f0b20d9.x86_64/Encode*</text:p>
            <text:p>    File not found: /builddir/build/BUILDROOT/perl-Encode-3.08-458.module+f33+2+5f0b20d9.x86_64/Encode/*.e2x</text:p>
            <text:p>    File not found: /builddir/build/BUILDROOT/perl-Encode-3.08-458.module+f33+2+5f0b20d9.x86_64/Encode/encode.h</text:p>
            <text:p>    File not found: /builddir/build/BUILDROOT/perl-Encode-3.08-458.module+f33+2+5f0b20d9.x86_64/app/share/man/man1/encguess.*</text:p>
            <text:p>    File not found: /builddir/build/BUILDROOT/perl-Encode-3.08-458.module+f33+2+5f0b20d9.x86_64/app/share/man/man1/piconv.*</text:p>
            <text:p>    File not found: /builddir/build/BUILDROOT/perl-Encode-3.08-458.module+f33+2+5f0b20d9.x86_64/app/share/man/man3/Encode.*</text:p>
            <text:p>    File not found: /builddir/build/BUILDROOT/perl-Encode-3.08-458.module+f33+2+5f0b20d9.x86_64/app/share/man/man3/Encode::*</text:p>
            <text:p/>
          </table:table-cell>
        </table:table-row>
        <table:table-row table:style-name="ro13">
          <table:table-cell office:value-type="string" calcext:value-type="string">
            <text:p>Perl-Exporter</text:p>
          </table:table-cell>
          <table:table-cell office:value-type="string" calcext:value-type="string">
            <text:p>RPM build errors:</text:p>
            <text:p>    File not found: /builddir/build/BUILDROOT/perl-Exporter-5.74-458.module+f33+2+5f0b20d9.x86_64/app/share/man/man3/*</text:p>
            <text:p/>
          </table:table-cell>
        </table:table-row>
        <table:table-row table:style-name="ro11">
          <table:table-cell office:value-type="string" calcext:value-type="string">
            <text:p>Perl-Getopt-Long</text:p>
          </table:table-cell>
          <table:table-cell office:value-type="string" calcext:value-type="string">
            <text:p>RPM build errors:</text:p>
            <text:p>    File not found: /builddir/build/BUILDROOT/perl-Getopt-Long-2.52-1.module+f33+2+5f0b20d9.x86_64/app/share/man/man3/*</text:p>
            <text:p>Child return code was: 1</text:p>
            <text:p/>
          </table:table-cell>
        </table:table-row>
        <table:table-row table:style-name="ro10">
          <table:table-cell office:value-type="string" calcext:value-type="string">
            <text:p>Perl-MIME-Base64</text:p>
          </table:table-cell>
          <table:table-cell office:value-type="string" calcext:value-type="string">
            <text:p>RPM build errors:</text:p>
            <text:p>    File not found: /builddir/build/BUILDROOT/perl-MIME-Base64-3.16-1.module+f33+2+5f0b20d9.x86_64/auto/*</text:p>
            <text:p>    File not found: /builddir/build/BUILDROOT/perl-MIME-Base64-3.16-1.module+f33+2+5f0b20d9.x86_64/MIME*</text:p>
            <text:p>    File not found: /builddir/build/BUILDROOT/perl-MIME-Base64-3.16-1.module+f33+2+5f0b20d9.x86_64/app/share/man/man3/*</text:p>
            <text:p/>
          </table:table-cell>
        </table:table-row>
        <table:table-row table:style-name="ro13">
          <table:table-cell office:value-type="string" calcext:value-type="string">
            <text:p>jq</text:p>
          </table:table-cell>
          <table:table-cell office:value-type="string" calcext:value-type="string">
            <text:p>error: File not found: /builddir/build/BUILDROOT/jq-1.6-5.module+f33+2+5f0b20d9.x86_64/app/share/man/man1/jq.1.gz</text:p>
            <text:p>    File not found: /builddir/build/BUILDROOT/jq-1.6-5.module+f33+2+5f0b20d9.x86_64/app/share/man/man1/jq.1.gz</text:p>
            <text:p/>
          </table:table-cell>
        </table:table-row>
        <table:table-row table:style-name="ro1">
          <table:table-cell office:value-type="string" calcext:value-type="string">
            <text:p>Perl-PathTools</text:p>
          </table:table-cell>
          <table:table-cell office:value-type="string" calcext:value-type="string">
            <text:p>RPM build errors:</text:p>
            <text:p>    File not found: /builddir/build/BUILDROOT/perl-PathTools-3.78-458.module+f33+2+5f0b20d9.x86_64/auto/*</text:p>
            <text:p>    File not found: /builddir/build/BUILDROOT/perl-PathTools-3.78-458.module+f33+2+5f0b20d9.x86_64/Cwd.pm</text:p>
            <text:p>    Directory not found: /builddir/build/BUILDROOT/perl-PathTools-3.78-458.module+f33+2+5f0b20d9.x86_64/File</text:p>
            <text:p>    File not found: /builddir/build/BUILDROOT/perl-PathTools-3.78-458.module+f33+2+5f0b20d9.x86_64/app/share/man/man3/*</text:p>
            <text:p/>
          </table:table-cell>
        </table:table-row>
        <table:table-row table:style-name="ro1">
          <table:table-cell office:value-type="string" calcext:value-type="string">
            <text:p>Perl-Pod-Perldoc</text:p>
          </table:table-cell>
          <table:table-cell office:value-type="string" calcext:value-type="string">
            <text:p>RPM build errors:</text:p>
            <text:p>    File not found: /builddir/build/BUILDROOT/perl-Pod-Perldoc-3.28.01-458.module+f33+2+5f0b20d9.x86_64/app/bin/perldoc</text:p>
            <text:p>    File not found: /builddir/build/BUILDROOT/perl-Pod-Perldoc-3.28.01-458.module+f33+2+5f0b20d9.x86_64/app/share/man/man1/*</text:p>
            <text:p>    File not found: /builddir/build/BUILDROOT/perl-Pod-Perldoc-3.28.01-458.module+f33+2+5f0b20d9.x86_64/app/share/man/man3/*</text:p>
            <text:p>Child return code was: 1</text:p>
            <text:p/>
          </table:table-cell>
        </table:table-row>
        <table:table-row table:style-name="ro10">
          <table:table-cell office:value-type="string" calcext:value-type="string">
            <text:p>Perl-Pod-Usage</text:p>
          </table:table-cell>
          <table:table-cell office:value-type="string" calcext:value-type="string">
            <text:p>RPM build errors:</text:p>
            <text:p>    File not found: /builddir/build/BUILDROOT/perl-Pod-Usage-2.01-1.module+f33+2+5f0b20d9.x86_64/app/bin/*</text:p>
            <text:p>    File not found: /builddir/build/BUILDROOT/perl-Pod-Usage-2.01-1.module+f33+2+5f0b20d9.x86_64/app/share/man/man1/*</text:p>
            <text:p>    File not found: /builddir/build/BUILDROOT/perl-Pod-Usage-2.01-1.module+f33+2+5f0b20d9.x86_64/app/share/man/man3/*</text:p>
            <text:p/>
          </table:table-cell>
        </table:table-row>
        <table:table-row table:style-name="ro10">
          <table:table-cell office:value-type="string" calcext:value-type="string">
            <text:p>perl</text:p>
          </table:table-cell>
          <table:table-cell office:value-type="string" calcext:value-type="string">
            <text:p>rm: cannot remove '/builddir/build/BUILDROOT/perl-5.32.0-465.module+f33+2+5f0b20d9.x86_64/app/share/man/man3/File::Spec::VMS.3*': No such file or directory</text:p>
            <text:p>RPM build errors:</text:p>
            <text:p>error: Bad exit status from /var/tmp/rpm-tmp.JDE1nv (%install)</text:p>
            <text:p>    Bad exit status from /var/tmp/rpm-tmp.JDE1nv (%install)</text:p>
            <text:p/>
          </table:table-cell>
        </table:table-row>
        <table:table-row table:style-name="ro10">
          <table:table-cell office:value-type="string" calcext:value-type="string">
            <text:p>Perl-Storable</text:p>
          </table:table-cell>
          <table:table-cell office:value-type="string" calcext:value-type="string">
            <text:p>RPM build errors:</text:p>
            <text:p>    File not found: /builddir/build/BUILDROOT/perl-Storable-3.21-457.module+f33+2+5f0b20d9.x86_64/auto/*</text:p>
            <text:p>    File not found: /builddir/build/BUILDROOT/perl-Storable-3.21-457.module+f33+2+5f0b20d9.x86_64/Storable*</text:p>
            <text:p>    File not found: /builddir/build/BUILDROOT/perl-Storable-3.21-457.module+f33+2+5f0b20d9.x86_64/app/share/man/man3/*</text:p>
            <text:p/>
          </table:table-cell>
        </table:table-row>
        <table:table-row table:style-name="ro6">
          <table:table-cell office:value-type="string" calcext:value-type="string">
            <text:p>Perl-Scalar-List-Utils</text:p>
          </table:table-cell>
          <table:table-cell office:value-type="string" calcext:value-type="string">
            <text:p>RPM build errors:</text:p>
            <text:p>    File not found: /builddir/build/BUILDROOT/perl-Scalar-List-Utils-1.55-457.module+f33+2+5f0b20d9.x86_64/auto/*</text:p>
            <text:p>    File not found: /builddir/build/BUILDROOT/perl-Scalar-List-Utils-1.55-457.module+f33+2+5f0b20d9.x86_64/List*</text:p>
            <text:p>    File not found: /builddir/build/BUILDROOT/perl-Scalar-List-Utils-1.55-457.module+f33+2+5f0b20d9.x86_64/Scalar*</text:p>
            <text:p>    File not found: /builddir/build/BUILDROOT/perl-Scalar-List-Utils-1.55-457.module+f33+2+5f0b20d9.x86_64/Sub*</text:p>
            <text:p>    File not found: /builddir/build/BUILDROOT/perl-Scalar-List-Utils-1.55-457.module+f33+2+5f0b20d9.x86_64/app/share/man/man3/*</text:p>
            <text:p/>
          </table:table-cell>
        </table:table-row>
        <table:table-row table:style-name="ro10">
          <table:table-cell office:value-type="string" calcext:value-type="string">
            <text:p>Perl-Socket</text:p>
          </table:table-cell>
          <table:table-cell office:value-type="string" calcext:value-type="string">
            <text:p>RPM build errors:</text:p>
            <text:p>    File not found: /builddir/build/BUILDROOT/perl-Socket-2.031-1.module+f33+2+5f0b20d9.x86_64/auto/*</text:p>
            <text:p>    File not found: /builddir/build/BUILDROOT/perl-Socket-2.031-1.module+f33+2+5f0b20d9.x86_64/Socket*</text:p>
            <text:p>    File not found: /builddir/build/BUILDROOT/perl-Socket-2.031-1.module+f33+2+5f0b20d9.x86_64/app/share/man/man3/*</text:p>
            <text:p/>
          </table:table-cell>
        </table:table-row>
        <table:table-row table:style-name="ro10">
          <table:table-cell office:value-type="string" calcext:value-type="string">
            <text:p>Perl-Text-ParseWords</text:p>
          </table:table-cell>
          <table:table-cell office:value-type="string" calcext:value-type="string">
            <text:p>RPM build errors:</text:p>
            <text:p>    File not found: /builddir/build/BUILDROOT/perl-podlators-4.14-457.module+f33+2+5f0b20d9.x86_64/app/bin/*</text:p>
            <text:p>    File not found: /builddir/build/BUILDROOT/perl-podlators-4.14-457.module+f33+2+5f0b20d9.x86_64/app/share/man/man1/*</text:p>
            <text:p>    File not found: /builddir/build/BUILDROOT/perl-podlators-4.14-457.module+f33+2+5f0b20d9.x86_64/app/share/man/man3/*</text:p>
            <text:p/>
          </table:table-cell>
        </table:table-row>
        <table:table-row table:style-name="ro10">
          <table:table-cell office:value-type="string" calcext:value-type="string">
            <text:p>Perl-podlators</text:p>
          </table:table-cell>
          <table:table-cell office:value-type="string" calcext:value-type="string">
            <text:p>RPM build errors:</text:p>
            <text:p>    File not found: /builddir/build/BUILDROOT/perl-podlators-4.14-457.module+f33+2+5f0b20d9.x86_64/app/bin/*</text:p>
            <text:p>    File not found: /builddir/build/BUILDROOT/perl-podlators-4.14-457.module+f33+2+5f0b20d9.x86_64/app/share/man/man1/*</text:p>
            <text:p>    File not found: /builddir/build/BUILDROOT/perl-podlators-4.14-457.module+f33+2+5f0b20d9.x86_64/app/share/man/man3/*</text:p>
            <text:p/>
          </table:table-cell>
        </table:table-row>
        <table:table-row table:style-name="ro13">
          <table:table-cell office:value-type="string" calcext:value-type="string">
            <text:p>Perl-constant</text:p>
          </table:table-cell>
          <table:table-cell office:value-type="string" calcext:value-type="string">
            <text:p>RPM build errors:</text:p>
            <text:p>    File not found: /builddir/build/BUILDROOT/perl-constant-1.33-458.module+f33+2+5f0b20d9.x86_64/app/share/man/man3/*</text:p>
            <text:p/>
          </table:table-cell>
        </table:table-row>
        <table:table-row table:style-name="ro11">
          <table:table-cell office:value-type="string" calcext:value-type="string">
            <text:p>Perl-parent</text:p>
          </table:table-cell>
          <table:table-cell office:value-type="string" calcext:value-type="string">
            <text:p>RPM build errors:</text:p>
            <text:p>    File not found: /builddir/build/BUILDROOT/perl-parent-0.238-457.module+f33+2+5f0b20d9.x86_64/parent.pm</text:p>
            <text:p>    File not found: /builddir/build/BUILDROOT/perl-parent-0.238-457.module+f33+2+5f0b20d9.x86_64/app/share/man/man3/parent.3*</text:p>
            <text:p/>
          </table:table-cell>
        </table:table-row>
        <table:table-row table:style-name="ro18">
          <table:table-cell office:value-type="string" calcext:value-type="string">
            <text:p>Rdma-core</text:p>
          </table:table-cell>
          <table:table-cell office:value-type="string" calcext:value-type="string">
            <text:p>CMake Error at infiniband-diags/scripts/CMakeLists.txt:84 (install):</text:p>
            <text:p>  install FILES given no DESTINATION!</text:p>
            <text:p>-- Missing Optional Items:</text:p>
            <text:p>-- Configuring incomplete, errors occurred!</text:p>
            <text:p>See also "/builddir/build/BUILD/rdma-core-32.0/x86_64-redhat-linux-gnu/CMakeFiles/CMakeOutput.log".</text:p>
            <text:p>See also "/builddir/build/BUILD/rdma-core-32.0/x86_64-redhat-linux-gnu/CMakeFiles/CMakeError.log".</text:p>
            <text:p>RPM build errors:</text:p>
            <text:p>error: Bad exit status from /var/tmp/rpm-tmp.XoGVqw (%build)</text:p>
            <text:p>    Bad exit status from /var/tmp/rpm-tmp.XoGVqw (%build)</text:p>
            <text:p>Child return code was: 1</text:p>
            <text:p>EXCEPTION: [Error()]</text:p>
            <text:p/>
          </table:table-cell>
        </table:table-row>
        <table:table-row table:style-name="ro19">
          <table:table-cell office:value-type="string" calcext:value-type="string">
            <text:p>systemd</text:p>
          </table:table-cell>
          <table:table-cell office:value-type="string" calcext:value-type="string">
            <text:p/>
            <text:p>ln: failed to create symbolic link '/builddir/build/BUILDROOT/systemd-246.9-2.module+f33+2+5f0b20d9.x86_64/etc/sysctl.d/99-sysctl.conf': No such file or directory</text:p>
            <text:p>error: Bad exit status from /var/tmp/rpm-tmp.pq1jmt (%install)</text:p>
            <text:p>RPM build errors:</text:p>
            <text:p>    Bad exit status from /var/tmp/rpm-tmp.pq1jmt (%install)</text:p>
            <text:p>Child return code was: 1</text:p>
            <text:p/>
            <text:p/>
            <text:p/>
            <text:p/>
          </table:table-cell>
        </table:table-row>
        <table:table-row table:style-name="ro11">
          <table:table-cell office:value-type="string" calcext:value-type="string">
            <text:p>perl-Term-Cap</text:p>
          </table:table-cell>
          <table:table-cell office:value-type="string" calcext:value-type="string">
            <text:p>RPM build errors:</text:p>
            <text:p>    File not found: /builddir/build/BUILDROOT/perl-Term-Cap-1.17-457.module+f33+2+87abf329.x86_64/app/share/man/man3/*</text:p>
            <text:p>Child return code was: 1</text:p>
            <text:p/>
          </table:table-cell>
        </table:table-row>
        <table:table-row table:style-name="ro11">
          <table:table-cell office:value-type="string" calcext:value-type="string">
            <text:p>perl-Term-ANSIColor</text:p>
          </table:table-cell>
          <table:table-cell office:value-type="string" calcext:value-type="string">
            <text:p>RPM build errors:</text:p>
            <text:p>    File not found: /builddir/build/BUILDROOT/perl-Term-ANSIColor-5.01-458.module+f33+2+87abf329.x86_64/app/share/man/man3/*</text:p>
            <text:p>Child return code was: 1</text:p>
            <text:p/>
          </table:table-cell>
        </table:table-row>
        <table:table-row table:style-name="ro11">
          <table:table-cell office:value-type="string" calcext:value-type="string">
            <text:p>perl-Pod-Simple</text:p>
          </table:table-cell>
          <table:table-cell office:value-type="string" calcext:value-type="string">
            <text:p>RPM build errors:</text:p>
            <text:p>    File not found: /builddir/build/BUILDROOT/perl-Pod-Simple-3.40-458.module+f33+2+87abf329.x86_64/app/share/man/man3/*</text:p>
            <text:p>Child return code was: 1</text:p>
            <text:p/>
          </table:table-cell>
        </table:table-row>
        <table:table-row table:style-name="ro11">
          <table:table-cell office:value-type="string" calcext:value-type="string">
            <text:p>perl-HTTP-Tiny</text:p>
          </table:table-cell>
          <table:table-cell office:value-type="string" calcext:value-type="string">
            <text:p>RPM build errors:</text:p>
            <text:p>    File not found: /builddir/build/BUILDROOT/perl-HTTP-Tiny-0.076-457.module+f33+2+87abf329.x86_64/app/share/man/man3/*</text:p>
            <text:p>Child return code was: 1</text:p>
            <text:p/>
          </table:table-cell>
        </table:table-row>
        <table:table-row table:style-name="ro11">
          <table:table-cell office:value-type="string" calcext:value-type="string">
            <text:p>perl-File-Temp</text:p>
          </table:table-cell>
          <table:table-cell office:value-type="string" calcext:value-type="string">
            <text:p>RPM build errors:</text:p>
            <text:p>    File not found: /builddir/build/BUILDROOT/perl-File-Temp-0.231.100-1.module+f33+2+87abf329.x86_64/app/share/man/man3/*</text:p>
            <text:p>Child return code was: 1</text:p>
            <text:p/>
          </table:table-cell>
        </table:table-row>
        <table:table-row table:style-name="ro11">
          <table:table-cell office:value-type="string" calcext:value-type="string">
            <text:p>perl-Time-Local</text:p>
          </table:table-cell>
          <table:table-cell office:value-type="string" calcext:value-type="string">
            <text:p>RPM build errors:</text:p>
            <text:p>    File not found: /builddir/build/BUILDROOT/perl-Time-Local-1.300-4.module+f33+2+87abf329.x86_64/app/share/man/man3/*</text:p>
            <text:p>Child return code was: 1</text:p>
            <text:p/>
          </table:table-cell>
        </table:table-row>
        <table:table-row table:style-name="ro11">
          <table:table-cell office:value-type="string" calcext:value-type="string">
            <text:p>perl-Text-Tabs+Wrap</text:p>
          </table:table-cell>
          <table:table-cell office:value-type="string" calcext:value-type="string">
            <text:p>RPM build errors:</text:p>
            <text:p>    File not found: /builddir/build/BUILDROOT/perl-Text-Tabs+Wrap-2013.0523-457.module+f33+2+87abf329.x86_64/app/share/man/man3/*</text:p>
            <text:p>Child return code was: 1</text:p>
            <text:p/>
          </table:table-cell>
        </table:table-row>
        <table:table-row table:style-name="ro11">
          <table:table-cell office:value-type="string" calcext:value-type="string">
            <text:p>perl-Pod-Escapes</text:p>
          </table:table-cell>
          <table:table-cell office:value-type="string" calcext:value-type="string">
            <text:p>RPM build errors:</text:p>
            <text:p>    File not found: /builddir/build/BUILDROOT/perl-Pod-Escapes-1.07-457.module+f33+2+87abf329.x86_64/app/share/man/man3/*</text:p>
            <text:p>Child return code was: 1</text:p>
            <text:p/>
          </table:table-cell>
        </table:table-row>
        <table:table-row table:style-name="ro11">
          <table:table-cell office:value-type="string" calcext:value-type="string">
            <text:p>perl-File-Path</text:p>
          </table:table-cell>
          <table:table-cell office:value-type="string" calcext:value-type="string">
            <text:p>RPM build errors:</text:p>
            <text:p>    File not found: /builddir/build/BUILDROOT/perl-File-Path-2.18-1.module+f33+2+87abf329.x86_64/app/share/man/man3/*</text:p>
            <text:p>Child return code was: 1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8T19:50:32.847378484</meta:creation-date>
    <dc:date>2021-01-09T12:50:22.099570620</dc:date>
    <meta:editing-duration>PT16M37S</meta:editing-duration>
    <meta:editing-cycles>1</meta:editing-cycles>
    <meta:document-statistic meta:table-count="1" meta:cell-count="116" meta:object-count="0"/>
    <meta:generator>LibreOffice/7.0.4.2$Linux_X86_64 LibreOffice_project/00$Build-2</meta:generator>
  </office:meta>
</office:document-meta>
</file>